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8bfe" officeooo:paragraph-rsid="00078bfe"/>
    </style:style>
    <style:style style:name="P2" style:family="paragraph" style:parent-style-name="Standard">
      <style:text-properties officeooo:rsid="00090583" officeooo:paragraph-rsid="00090583"/>
    </style:style>
    <style:style style:name="P3" style:family="paragraph" style:parent-style-name="Standard">
      <style:text-properties officeooo:rsid="0009b063" officeooo:paragraph-rsid="0009b063"/>
    </style:style>
    <style:style style:name="P4" style:family="paragraph" style:parent-style-name="Standard">
      <style:text-properties officeooo:rsid="0009bb4a" officeooo:paragraph-rsid="0009bb4a"/>
    </style:style>
    <style:style style:name="T1" style:family="text">
      <style:text-properties officeooo:rsid="0009b063"/>
    </style:style>
    <style:style style:name="T2" style:family="text">
      <style:text-properties officeooo:rsid="0009bb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zewo Tango</text:p>
      <text:p text:style-name="P2">\se<text:span text:style-name="T1">ction{Opis struktury}</text:span></text:p>
      <text:p text:style-name="P3">Drzewo Tango jest strukturą samoorganizującą, w której wyróżniamy ścieżkę od korzenia do ostatnio odwiedzonego elementu. <text:s/>Wprowadźmy następujące pojęcia. </text:p>
      <text:p text:style-name="P3">\begin{enumerate}</text:p>
      <text:p text:style-name="P3">\item{Preferowana ścieżka wierzchołka– ścieżka prowadząca od wierzchołka (korzenia poddrzewa) do wyróżnionego elementu, w naszym wypadku będzie to najpóźniej <text:s/>żądany element <text:span text:style-name="T2">w poddrzewie</text:span>}</text:p>
      <text:p text:style-name="P3">\item{Preferowany syn – syn wierzchołka leżący na preferowanej ścieżce wierzchołka. <text:span text:style-name="T2">Jeżeli ostatnim odwiedzonym wierzchołkiem poddrzewa jest korzeń, wtedy korzeń nie ma preferowanego syna</text:span>}</text:p>
      <text:p text:style-name="P3">\item{<text:span text:style-name="T2">Krawędź preferowana – krawędź pomiędzy wierzchołkiem a preferowanym synem}</text:span></text:p>
      <text:p text:style-name="P4">\item{Nie preferowany syn – syn wierzchołka nie leżący na preferowanej ścieżce}</text:p>
      <text:p text:style-name="P4">\item{Nie preferowana krawędź – krawędź prowadząca do nie preferowanego syna}</text:p>
      <text:p text:style-name="P3">\end{enumerate}</text:p>
      <text:p text:style-name="P3"/>
      <text:p text:style-name="P4">\subsection{Rozkład drzewa na preferowane ścieżki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1:37:57.633489568</meta:creation-date>
    <dc:date>2019-05-04T12:50:08.080576762</dc:date>
    <meta:editing-duration>PT51M3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1" meta:word-count="100" meta:character-count="883" meta:non-whitespace-character-count="787"/>
  </office:meta>
</office:document-meta>
</file>